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tecleando WIN+R nos saldrá ejecutar en ese cuadro de dialogo introduce estos comandos:(tambien se pueden usar en el PROMP del sistema(win+r cmd))</text:span></text:p>
      <text:p text:style-name="P1"><text:span text:style-name="T1"/></text:p>
      <text:p text:style-name="P1"><text:span text:style-name="T1">1-access.cpl</text:span><text:span text:style-name="T2">: comando para acceder a la opciones de accesibilidad.<text:line-break/>2-</text:span><text:span text:style-name="T3">accwiz</text:span><text:span text:style-name="T4">: comando para usar el asistente para accesibilidad.<text:line-break/>3-</text:span><text:span text:style-name="T5">hdwwiz.cpl:</text:span><text:span text:style-name="T6"><text:s/>comando para usar el asistente de agregar hardware.<text:line-break/>4-</text:span><text:span text:style-name="T7">appwiz.cpl:</text:span><text:span text:style-name="T8"><text:s/>comando para agregar o quitar programas.<text:line-break/>5-</text:span><text:span text:style-name="T9">control admintools</text:span><text:span text:style-name="T10">: comando para usar las herramientas administrativas. <text:line-break/>6-</text:span><text:span text:style-name="T11">wuaucpl.cpl</text:span><text:span text:style-name="T12">: comando para utilizar actualizaciones automaticas. <text:line-break/>7-</text:span><text:span text:style-name="T13">fsquirt</text:span><text:span text:style-name="T14">: comando para usar el asistente de transferencia con bluetooth. <text:line-break/>8-</text:span><text:span text:style-name="T15">calc</text:span><text:span text:style-name="T16">: comando para utilizar la calculadora de<text:s/></text:span><text:a xlink:href="javascript:void(0)"><text:span text:style-name="T18">Windows</text:span></text:a><text:span text:style-name="T19">.<text:line-break/>9-</text:span><text:span text:style-name="T20">certmgr.msc</text:span><text:span text:style-name="T21">: comando para utilizar certificados.<text:line-break/>10-</text:span><text:span text:style-name="T22">charmap</text:span><text:span text:style-name="T23">: comando para ver el mapa de caracteres.<text:line-break/>11-</text:span><text:span text:style-name="T24">chkdsk</text:span><text:span text:style-name="T25">: comando para utilidades de disco.<text:line-break/>12-</text:span><text:span text:style-name="T26">cmd</text:span><text:span text:style-name="T27">: comando para utilizar el promp de windows.<text:line-break/>13-</text:span><text:span text:style-name="T28">clpbrd</text:span><text:span text:style-name="T29">: comando para ver el visor de portafolios. <text:line-break/>14-</text:span><text:span text:style-name="T30">dcomcnfg</text:span><text:span text:style-name="T31">: comando para ver el servicio de componentes.<text:line-break/>15-</text:span><text:span text:style-name="T32">compmgmt.msc:</text:span><text:span text:style-name="T33"><text:s/>comando para ver la administración de equipos.<text:line-break/>16-</text:span><text:span text:style-name="T34">control:</text:span><text:span text:style-name="T35"><text:s/>comando para abrir el panel de control.<text:line-break/>17-</text:span><text:span text:style-name="T36">timedate.cpl:</text:span><text:span text:style-name="T37"><text:s/>comando para cambiar la hora del sistema, debemos tener permiso para </text:span></text:p>
      <text:p text:style-name="P1"><text:span text:style-name="T37">18-ejecutarlo.ddeshare: comando para ejecutar recursos DDE en el equipo.<text:line-break/>19-</text:span><text:span text:style-name="T38">devmgmt.msc:</text:span><text:span text:style-name="T39"><text:s/>comando para ejecutar el administrador de dispositivos.<text:line-break/>20-</text:span><text:span text:style-name="T40">dxdiag:</text:span><text:span text:style-name="T41"><text:s/>comando para ejecutar la herramienta de diagnóstico de DirecX.<text:line-break/>21-</text:span><text:span text:style-name="T42">cleanmgr:</text:span><text:span text:style-name="T43"><text:s/>comando para usar la herramienta de liberar algún dispositivo del equipo.<text:line-break/>22-</text:span><text:span text:style-name="T44">dfrg.msc:</text:span><text:span text:style-name="T45"><text:s/>comando para desfragmentar discos.<text:line-break/>23-</text:span><text:span text:style-name="T46">diskmgmt.msc:</text:span><text:span text:style-name="T47"><text:s/>comando para ejecutar el administrador de discos.<text:line-break/>24-</text:span><text:span text:style-name="T48">diskpart:</text:span><text:span text:style-name="T49"><text:s/>comando para ejectuar el menu de particiones.<text:line-break/>25-</text:span><text:span text:style-name="T50">control desktop</text:span><text:span text:style-name="T51">: comando para ejecutar la ventana de propiedades de pantalla.<text:line-break/>26-</text:span><text:span text:style-name="T52">desk.cpl</text:span><text:span text:style-name="T53">: igual que el control desktop, muestra la ventana de propiedades de pantalla.<text:line-break/>27-</text:span><text:span text:style-name="T54">drwtsn32:</text:span><text:span text:style-name="T55"><text:s/>comando para ejecutar el Dr. watson para windows.<text:line-break/>28-</text:span><text:span text:style-name="T56">verifier:</text:span><text:span text:style-name="T57"><text:s/>comando para ejecutar el administrador del comprobador de controlador<text:line-break/>29-</text:span><text:span text:style-name="T58">eventvwr.msc:</text:span><text:span text:style-name="T59"><text:s/>comando para ver el visor de sucesos local.<text:line-break/>30-</text:span><text:span text:style-name="T60">migwiz:</text:span><text:span text:style-name="T61"><text:s/>comando para ejecutar el asistente de transferencia de archivo y configuraciones.<text:line-break/>31-</text:span><text:span text:style-name="T62">sigverif:</text:span><text:span text:style-name="T63"><text:s/>comando para ejecutar el comprobador de la firma de un archivo.<text:line-break/>32-</text:span><text:span text:style-name="T64">firefox:</text:span><text:span text:style-name="T65"><text:s/>comando para ejecutar el navegador firefox.<text:line-break/>33-</text:span><text:span text:style-name="T66">control folders:</text:span><text:span text:style-name="T67"> comando para ejecutar las opciones de carpetas.<text:line-break/>34-</text:span><text:span text:style-name="T68">control fonts:</text:span><text:span text:style-name="T69"> comando para abrir la carpeta de fuentes.<text:line-break/>35-</text:span><text:span text:style-name="T70">fonts:</text:span><text:span text:style-name="T71"> comando para abrir windows\font.<text:line-break/>36-</text:span><text:span text:style-name="T72">freecell:</text:span><text:span text:style-name="T73"><text:s/>comando para abrir el juego de carta blanca.<text:line-break/>37-</text:span><text:span text:style-name="T74">joy.cpl:</text:span><text:span text:style-name="T75"><text:s/>comando para abrir los controles de dispositivos de juegos.<text:line-break/>38-</text:span><text:span text:style-name="T76">gpedit.msc:</text:span><text:span text:style-name="T77"><text:s/>comando para abrir la directiva de grupo.<text:line-break/>39-</text:span><text:span text:style-name="T78">mshearts:</text:span><text:span text:style-name="T79"><text:s/>comando para abrir el juego de corazones.<text:line-break/>40-</text:span><text:span text:style-name="T80">helpctr:</text:span><text:span text:style-name="T81"><text:s/>comando para abrir el centro de ayuda.<text:line-break/>41-</text:span><text:span text:style-name="T82">hypertrm:</text:span><text:span text:style-name="T83"><text:s/>comando para abrir el hyperterminal.<text:line-break/>42-</text:span><text:span text:style-name="T84">iexpress:</text:span><text:span text:style-name="T85"><text:s/>comando para abrir ie 2.0.<text:line-break/>43-</text:span><text:span text:style-name="T86">ciadv.msc:</text:span><text:span text:style-name="T87"><text:s/>comando para abrir el servicio de index server.<text:line-break/>44-</text:span><text:span text:style-name="T88">icwconn1:</text:span><text:span text:style-name="T89"><text:s/>comando para abrir el asistente para conectar a internet.<text:line-break/>45-</text:span><text:span text:style-name="T90">iexplore:</text:span><text:span text:style-name="T91"><text:s/>comando para abrir ie.<text:line-break/>46-</text:span><text:span text:style-name="T92">inetcpl.cpl:</text:span><text:span text:style-name="T93"><text:s/>comando para abrir las propiedades de internet explorer.<text:line-break/>47-</text:span><text:span text:style-name="T94">control keyboard:</text:span><text:span text:style-name="T95"><text:s/>comando para abrir las propiedades del teclado.<text:line-break/>48-</text:span><text:span text:style-name="T96">secpol.msc:</text:span><text:span text:style-name="T97"><text:s/>comando para abrir configuración de seguridad local\directivas de restricción de software.<text:line-break/>49-</text:span><text:span text:style-name="T98">lusrmgr.msc:</text:span><text:span text:style-name="T99"><text:s/>comando para abrir directiva de usuarios locales y de grupos.<text:line-break/>50-</text:span><text:span text:style-name="T100">logoff:<text:s/></text:span><text:span text:style-name="T101">comando para cerrar la sesion.<text:line-break/>51-</text:span><text:span text:style-name="T102">mrt:<text:s/></text:span><text:span text:style-name="T103">comando para abrir la herramienta de software mal intencionado.<text:line-break/>52-</text:span><text:span text:style-name="T104">winchat:</text:span><text:span text:style-name="T105"><text:s/>comando para abrir winchat de windows.<text:line-break/>53-</text:span><text:span text:style-name="T106">moviemk:</text:span><text:span text:style-name="T107"><text:s/>comando para abrir windows movie maker.<text:line-break/>54-</text:span><text:span text:style-name="T108">mspaint:</text:span><text:span text:style-name="T109"><text:s/>comando para abrir paint.<text:line-break/>55-</text:span><text:span text:style-name="T110">mobsync:</text:span><text:span text:style-name="T111"><text:s/>comando para sincronizar instancias.<text:line-break/>56-</text:span><text:span text:style-name="T112">winmine:</text:span><text:span text:style-name="T113"><text:s/>comando para abrir el buscaminas player.<text:line-break/>57-</text:span><text:span text:style-name="T114">control mouse:</text:span><text:span text:style-name="T115"><text:s/>comando para abrir las propiedades del ratón.<text:line-break/>58-</text:span><text:span text:style-name="T116">main.cpl:</text:span><text:span text:style-name="T117"><text:s/>comando para abrir las propiedades del ratón.<text:line-break/>59-</text:span><text:span text:style-name="T118">conf:</text:span><text:span text:style-name="T119"><text:s/>comando para abrir netmeeting.<text:line-break/>60-</text:span><text:span text:style-name="T120">control netconnections:</text:span><text:span text:style-name="T121"><text:s/>comando para abrir propiedades de red.<text:line-break/>61-</text:span><text:span text:style-name="T122">ncpa.cpl:<text:s/></text:span><text:span text:style-name="T123">comando para abrir propiedades o conexiones de red.<text:line-break/>62-</text:span><text:span text:style-name="T124">netsetup.cpl:<text:s/></text:span><text:span text:style-name="T125">comando para abrir el asistente para configuracion de red.<text:line-break/>63-</text:span><text:span text:style-name="T126">notepad:<text:s/></text:span><text:span text:style-name="T127">comando para abrir el notepad.<text:line-break/>64-</text:span><text:span text:style-name="T128">packager:<text:s/></text:span><text:span text:style-name="T129">comando para abrir el empaquetador de objeto del sistema.<text:line-break/>65-</text:span><text:span text:style-name="T130">odbccp32.cpl:</text:span><text:span text:style-name="T131"><text:s/>comando para abrir el administrador de origen de datos odbc.<text:line-break/>66-</text:span><text:span text:style-name="T132">osk:<text:s/></text:span><text:span text:style-name="T133">comando para ver el teclado de windows en pantalla.<text:line-break/>67-</text:span><text:span text:style-name="T134">msimn:</text:span><text:span text:style-name="T135"><text:s/>comando para abrir outlook express.<text:line-break/>68-</text:span><text:span text:style-name="T136">pbrush:<text:s/></text:span><text:span text:style-name="T137">comando para abrir el paint.<text:line-break/>69-</text:span><text:span text:style-name="T138">perfmon.msc:<text:s/></text:span><text:span text:style-name="T139">comando para ver el monitor del sistema.<text:line-break/>70-</text:span><text:span text:style-name="T140">telephon.cpl:<text:s/></text:span><text:span text:style-name="T141">comando para abrir el asitente de marcado.<text:line-break/>71-</text:span><text:span text:style-name="T142">dialer:<text:s/></text:span><text:span text:style-name="T143">comando para abrir el marcador telefonico.<text:line-break/>72-</text:span><text:span text:style-name="T144">pinball:<text:s/></text:span><text:span text:style-name="T145">comando para abrir  el juego pinball.<text:line-break/>73-</text:span><text:span text:style-name="T146">powercfg.cpl:</text:span><text:span text:style-name="T147"><text:s/>comando para abrir las propiedades de opciones de energia.<text:line-break/>74-</text:span><text:span text:style-name="T148">intl.cpl:<text:s/></text:span><text:span text:style-name="T149">comando para abrir la configuracion regional y de idioma.<text:line-break/>75-</text:span><text:span text:style-name="T150">regedit:</text:span><text:span text:style-name="T151"><text:s/>comando para abrir el registro de windows.<text:line-break/>76-</text:span><text:span text:style-name="T152">rasphone:</text:span><text:span text:style-name="T153"><text:s/>comando para conectar a una red de<text:s/></text:span><text:a xlink:href="javascript:void(0)"><text:span text:style-name="T155">Dominio</text:span></text:a><text:span text:style-name="T156"><text:s/>o remota o vpn.<text:line-break/>77-</text:span><text:span text:style-name="T157">mstsc:</text:span><text:span text:style-name="T158"><text:s/>comando para ejecutar el escritorio remoto.<text:line-break/>78-</text:span><text:span text:style-name="T159">ntmsmgr.msc:</text:span><text:span text:style-name="T160"><text:s/>comando para abrir solicitudes de medios extraibles.<text:line-break/>79-</text:span><text:span text:style-name="T161">ntmsoprq.msc:</text:span><text:span text:style-name="T162"><text:s/>comando para abrir solicitudes de medios extraibles, pero de solicitud del operador.<text:line-break/>80-</text:span><text:span text:style-name="T163">rsop.msc:<text:s/></text:span><text:span text:style-name="T164">comando para abrir o realizar el conjunto resultante de directivas.<text:line-break/>81-</text:span><text:span text:style-name="T165">control schedtasks:</text:span><text:span text:style-name="T166"><text:s/>comando para abrir el administrador de tareas programadas.<text:line-break/>82-</text:span><text:span text:style-name="T167">wscui.cpl:</text:span><text:span text:style-name="T168"><text:s/>comando para abrir el centro de seguridad de windows del pc.<text:line-break/>83-</text:span><text:span text:style-name="T169">services.msc:<text:s/></text:span><text:span text:style-name="T170">comando para abrir administrar los servicios del sistema.<text:line-break/>84-</text:span><text:span text:style-name="T171">fsmgmt.msc:<text:s/></text:span><text:span text:style-name="T172">comando para administrar las carpetas compartidas.<text:line-break/>85-</text:span><text:span text:style-name="T173">shutdown:</text:span><text:span text:style-name="T174"><text:s/>comando para apagar el sistema.<text:line-break/>86-</text:span><text:span text:style-name="T175">mmsys.cpl:<text:s/></text:span><text:span text:style-name="T176">comando para abrir las propiedades de sonido y audio.<text:line-break/>87-</text:span><text:span text:style-name="T177">spider:<text:s/></text:span><text:span text:style-name="T178">comando para abrir el juego de spider.<text:line-break/>88-</text:span><text:span text:style-name="T179">sysedit:</text:span><text:span text:style-name="T180"><text:s/>comando para abrir el editor de configuración del sistema.<text:line-break/>89-</text:span><text:span text:style-name="T181">msconfig:<text:s/></text:span><text:span text:style-name="T182">comando para abir la utilidad del sistema.<text:line-break/>90-</text:span><text:span text:style-name="T183">msinfo32:<text:s/></text:span><text:span text:style-name="T184">comando para ver toda la información del sistema.<text:line-break/>91-</text:span><text:span text:style-name="T185">sysdm.cpl:<text:s/></text:span><text:span text:style-name="T186">comando para ver la ventana de propiedades del sistema.<text:line-break/>92-</text:span><text:span text:style-name="T187">taskmgr:<text:s/></text:span><text:span text:style-name="T188">comando para abrir el administrador de tareas.<text:line-break/>93-</text:span><text:span text:style-name="T189">telnet:</text:span><text:span text:style-name="T190"><text:s/>comando para ejecutar telnet.<text:line-break/>94-</text:span><text:span text:style-name="T191">nusrmgr.cpl:<text:s/></text:span><text:span text:style-name="T192">comando para abrir la ventana de cuentas de usuario.<text:line-break/>95-</text:span><text:span text:style-name="T193">utilman:</text:span><text:span text:style-name="T194"><text:s/>comando para abrir el administrador de utilidades.<text:line-break/>96-</text:span><text:span text:style-name="T195">wab:</text:span><text:span text:style-name="T196"><text:s/>comando para abrir la libreta de direcciones predeterminada de windows.<text:line-break/>97-</text:span><text:span text:style-name="T197">wabmig:<text:s/></text:span><text:span text:style-name="T198">comando para abrir la herramienta de importación de direcciones de la libreta pred.<text:line-break/>98-</text:span><text:span text:style-name="T199">explorer:<text:s/></text:span><text:span text:style-name="T200">comando para abrir el explorador de carpetas.<text:line-break/>99-</text:span><text:span text:style-name="T201">firewall.cpl:<text:s/></text:span><text:span text:style-name="T202">comando para abrir el firewall de windows.<text:line-break/>100-</text:span><text:span text:style-name="T203">magnify:</text:span><text:span text:style-name="T204"><text:s/>comando para abrir el ampliador de windows.<text:line-break/>101-</text:span><text:span text:style-name="T205">wmimgmt.msc:</text:span><text:span text:style-name="T206"><text:s/>comando para abrir el wmi.<text:line-break/>102-</text:span><text:span text:style-name="T207">wmplayer:<text:s/></text:span><text:span text:style-name="T208">comando para abrir el windows media player.<text:line-break/>103-</text:span><text:span text:style-name="T209">msmsgs:<text:s/></text:span><text:span text:style-name="T210">comando para abrir el messenger predeterminado de windows.<text:line-break/>104-</text:span><text:span text:style-name="T211">syskey:</text:span><text:span text:style-name="T212"><text:s/>comando para cifrar la base de datos de windows.<text:line-break/>105-</text:span><text:span text:style-name="T213">wupdmgr</text:span><text:span text:style-name="T214">: comando para conectar a update de windos y actualizarlo.<text:line-break/>106-</text:span><text:span text:style-name="T215">winver:</text:span><text:span text:style-name="T216"><text:s/>comando para ver el acerca de windows, muestra la inf. del so.<text:line-break/>107-</text:span><text:span text:style-name="T217">write:</text:span><text:span text:style-name="T218"><text:s/>comando para abrir el wordpad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